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font-name-asian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text:tab/><text:tab/><text:tab/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Οργανική Θέση……………………………………………………..</text:p>
      <text:p text:style-name="P3">…………………………………………………………………………………</text:p>
      <text:p text:style-name="P2">Θέση που υπηρετώ……………………………………………….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Standard"><text:span text:style-name="T2">………………………………………………………………………………</text:span><text:span text:style-name="T1">..</text:span></text:p>
      <text:p text:style-name="P2"/>
      <text:p text:style-name="P2"/>
      <text:p text:style-name="P2"/>
      <text:p text:style-name="Standard"><text:span text:style-name="T1">ΘΕΜΑ: Χορήγηση </text:span><text:span text:style-name="T3">κανονικής</text:span><text:span text:style-name="T1"> άδειας</text:span></text:p>
      <text:p text:style-name="P2"/>
      <text:p text:style-name="P2"/>
      <text:p text:style-name="P2"/>
      <text:p text:style-name="P2">1.Συνολικός χρόνος υπηρεσίας:</text:p>
      <text:p text:style-name="P3">…………………………………………………………………………………</text:p>
      <text:p text:style-name="P2">2.Χορηγηθείσα κανονική άδεια τρέχοντος ημερολογιακού έτους:</text:p>
      <text:p text:style-name="Standard"><text:span text:style-name="T2">…………………………………………………………………</text:span><text:span text:style-name="T1">ημέρ……..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P2">(Δια του κ. Δ/ντή του………………………………………….</text:p>
      <text:p text:style-name="Standard"><text:span text:style-name="T2">………………………………………………………………………………</text:span><text:span text:style-name="T1">.)</text:span></text:p>
      <text:p text:style-name="P2"/>
      <text:p text:style-name="P5"><text:span text:style-name="T1">Παρακαλώ να μου χορηγήσετε </text:span><text:span text:style-name="T3">κανονική</text:span><text:span text:style-name="T4"> </text:span><text:span text:style-name="T1">άδεια βάσει του άρθρου 48 &amp; 49 Ν.3528/9-02-2007, ΦΕΚ 26/9-02/2007 ……………………ημερ…………από…………………………………...................... μέχρι……………………………..διότι( μόνο για εκπ/κούς)……………………………...................................</text:span></text:p>
      <text:p text:style-name="P4">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Standard"><text:soft-page-break/><text:span text:style-name="T1">α)Υπεύθυνη δήλωση με τον αριθμό ημερών κανονικής άδειας που έλαβα το τρέχον ημερολογιακό έτος</text:span><text:span text:style-name="T4">. (Μόνο για αποσπασμένους, που ανήκουν οργανικά σε άλλο νομό)</text:span></text:p>
      <text:p text:style-name="P2">β)……………………………………………………………………………………………………………………………………………………………..</text:p>
      <text:p text:style-name="P2">γ)……………………………………………………………………………………………………………………………………………………………..</text:p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6"><text:span text:style-name="T2">………… </text:span><text:span text:style-name="T1">Αιτ……………………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0:00</meta:creation-date>
    <dc:creator>2g2</dc:creator>
    <dc:date>2008-03-24T10:20:00</dc:date>
    <meta:print-date>2004-10-22T14:39:00</meta:print-date>
    <meta:editing-cycles>14</meta:editing-cycles>
    <meta:editing-duration>P23DT22H11M8S</meta:editing-duration>
    <meta:document-statistic meta:table-count="0" meta:image-count="0" meta:object-count="0" meta:page-count="3" meta:paragraph-count="31" meta:word-count="97" meta:character-count="1376" meta:non-whitespace-character-count="1301"/>
    <meta:generator>LibreOffice/5.2.7.2$Linux_X86_64 LibreOffice_project/20m0$Build-2</meta:generator>
  </office:meta>
</office:document-meta>
</file>